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99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24cm" svg:height="24.13cm" svg:x="3.405cm" svg:y="1.535cm">
          <text:p/>
        </draw:rect>
        <draw:line draw:style-name="gr1" draw:text-style-name="P1" draw:layer="layout" svg:x1="3.405cm" svg:y1="10.09cm" svg:x2="18.61cm" svg:y2="10.09cm">
          <text:p/>
        </draw:line>
        <draw:line draw:style-name="gr1" draw:text-style-name="P1" draw:layer="layout" svg:x1="3.406cm" svg:y1="18.39cm" svg:x2="18.611cm" svg:y2="18.39cm">
          <text:p/>
        </draw:line>
        <draw:frame draw:style-name="gr2" draw:layer="layout" svg:width="2.263cm" svg:height="0.963cm" svg:x="3.84cm" svg:y="2.017cm">
          <draw:text-box>
            <text:p>DCPS</text:p>
          </draw:text-box>
        </draw:frame>
        <draw:frame draw:style-name="gr2" draw:layer="layout" svg:width="3.275cm" svg:height="1.675cm" svg:x="3.682cm" svg:y="10.825cm">
          <draw:text-box>
            <text:p>RTPS</text:p>
            <text:p>Discovery</text:p>
          </draw:text-box>
        </draw:frame>
        <draw:frame draw:style-name="gr2" draw:layer="layout" svg:width="3.563cm" svg:height="2.387cm" svg:x="3.641cm" svg:y="18.818cm">
          <draw:text-box>
            <text:p>RTPS</text:p>
            <text:p>Discovery</text:p>
            <text:p>Messaging</text:p>
          </draw:text-box>
        </draw:frame>
        <draw:rect draw:style-name="gr3" draw:text-style-name="P1" draw:layer="layout" svg:width="5.08cm" svg:height="1.27cm" svg:x="8.485cm" svg:y="24.42cm">
          <text:p text:style-name="P1">TransportImpl</text:p>
        </draw:rect>
        <draw:rect draw:style-name="gr3" draw:text-style-name="P1" draw:layer="layout" svg:width="5.08cm" svg:height="1.435cm" svg:x="5.31cm" svg:y="21.715cm">
          <text:p text:style-name="P1">Custom DW (x4)</text:p>
        </draw:rect>
        <draw:rect draw:style-name="gr3" draw:text-style-name="P1" draw:layer="layout" svg:width="5.2cm" svg:height="1.435cm" svg:x="11.54cm" svg:y="21.715cm">
          <text:p text:style-name="P1">Custom DR (x4)</text:p>
        </draw:rect>
        <draw:line draw:style-name="gr4" draw:text-style-name="P1" draw:layer="layout" svg:x1="12.73cm" svg:y1="24.42cm" svg:x2="12.73cm" svg:y2="23.15cm">
          <text:p/>
        </draw:line>
        <draw:line draw:style-name="gr4" draw:text-style-name="P1" draw:layer="layout" svg:x1="9.12cm" svg:y1="23.15cm" svg:x2="9.12cm" svg:y2="24.42cm">
          <text:p/>
        </draw:line>
        <draw:rect draw:style-name="gr3" draw:text-style-name="P1" draw:layer="layout" svg:width="7.62cm" svg:height="1.27cm" svg:x="7.215cm" svg:y="14.32cm">
          <text:p text:style-name="P1">Matching Logic</text:p>
        </draw:rect>
        <draw:custom-shape draw:style-name="gr5" draw:text-style-name="P1" draw:layer="layout" svg:width="3.175cm" svg:height="1.905cm" svg:x="9.255cm" svg:y="17.41cm">
          <text:p text:style-name="P1">Data Store</text:p>
          <draw:enhanced-geometry svg:viewBox="0 0 88 21600" draw:glue-points="44 ?f6 44 0 0 10800 44 21600 88 10800" draw:text-areas="0 ?f6 88 ?f3" draw:type="can" draw:modifiers="5598.3210912906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2.23cm" svg:y1="21.755cm" svg:x2="12.23cm" svg:y2="19.215cm">
          <text:p/>
        </draw:line>
        <draw:line draw:style-name="gr6" draw:text-style-name="P1" draw:layer="layout" svg:x1="10.825cm" svg:y1="17.51cm" svg:x2="10.825cm" svg:y2="15.605cm">
          <text:p/>
        </draw:line>
        <draw:rect draw:style-name="gr7" draw:text-style-name="P1" draw:layer="layout" svg:width="1.695cm" svg:height="1.27cm" svg:x="13.58cm" svg:y="9.42cm">
          <text:p text:style-name="P1">Info</text:p>
        </draw:rect>
        <draw:rect draw:style-name="gr7" draw:text-style-name="P1" draw:layer="layout" svg:width="4.541cm" svg:height="1.27cm" svg:x="3.58cm" svg:y="9.42cm">
          <text:p text:style-name="P1">ReaderRemote</text:p>
        </draw:rect>
        <draw:rect draw:style-name="gr7" draw:text-style-name="P1" draw:layer="layout" svg:width="4.289cm" svg:height="1.27cm" svg:x="8.581cm" svg:y="9.42cm">
          <text:p text:style-name="P1">WriterRemote</text:p>
        </draw:rect>
        <draw:rect draw:style-name="gr3" draw:text-style-name="P1" draw:layer="layout" svg:width="2.636cm" svg:height="1.27cm" svg:x="15.709cm" svg:y="9.455cm">
          <text:p text:style-name="P1">BIT Data</text:p>
        </draw:rect>
        <draw:rect draw:style-name="gr3" draw:text-style-name="P1" draw:layer="layout" svg:width="3.734cm" svg:height="1.9cm" svg:x="4.116cm" svg:y="3.62cm">
          <text:p text:style-name="P1">Service</text:p>
          <text:p text:style-name="P1">Participant</text:p>
        </draw:rect>
        <draw:rect draw:style-name="gr3" draw:text-style-name="P1" draw:layer="layout" svg:width="3.734cm" svg:height="1.9cm" svg:x="9.116cm" svg:y="3.62cm">
          <text:p text:style-name="P1">Domain</text:p>
          <text:p text:style-name="P1">Participant</text:p>
        </draw:rect>
        <draw:rect draw:style-name="gr3" draw:text-style-name="P1" draw:layer="layout" svg:width="2.636cm" svg:height="1.27cm" svg:x="15.709cm" svg:y="4.155cm">
          <text:p text:style-name="P1">BIT DR</text:p>
        </draw:rect>
        <draw:line draw:style-name="gr4" draw:text-style-name="P1" draw:layer="layout" svg:x1="17.375cm" svg:y1="9.455cm" svg:x2="17.375cm" svg:y2="5.445cm">
          <text:p/>
        </draw:line>
        <draw:rect draw:style-name="gr3" draw:text-style-name="P1" draw:layer="layout" svg:width="2.704cm" svg:height="1.9cm" svg:x="4.416cm" svg:y="6.22cm">
          <text:p text:style-name="P1">Data</text:p>
          <text:p text:style-name="P1">Reader</text:p>
        </draw:rect>
        <draw:rect draw:style-name="gr3" draw:text-style-name="P1" draw:layer="layout" svg:width="2.704cm" svg:height="1.9cm" svg:x="9.216cm" svg:y="6.22cm">
          <text:p text:style-name="P1">Data</text:p>
          <text:p text:style-name="P1">Writer</text:p>
        </draw:rect>
        <draw:line draw:style-name="gr4" draw:text-style-name="P1" draw:layer="layout" svg:x1="10.53cm" svg:y1="9.355cm" svg:x2="10.53cm" svg:y2="8.085cm">
          <text:p/>
        </draw:line>
        <draw:line draw:style-name="gr4" draw:text-style-name="P1" draw:layer="layout" svg:x1="5.73cm" svg:y1="9.355cm" svg:x2="5.73cm" svg:y2="8.085cm">
          <text:p/>
        </draw:line>
        <draw:line draw:style-name="gr4" draw:text-style-name="P1" draw:layer="layout" svg:x1="14.44cm" svg:y1="8.085cm" svg:x2="14.44cm" svg:y2="9.355cm">
          <text:p/>
        </draw:line>
        <draw:line draw:style-name="gr4" draw:text-style-name="P1" draw:layer="layout" svg:x1="14.44cm" svg:y1="10.685cm" svg:x2="11.025cm" svg:y2="14.335cm">
          <text:p/>
        </draw:line>
        <draw:frame draw:style-name="gr2" draw:text-style-name="P2" draw:layer="layout" svg:width="3.973cm" svg:height="0.806cm" svg:x="12.612cm" svg:y="7.15cm">
          <draw:text-box>
            <text:p text:style-name="P2">add_publication</text:p>
          </draw:text-box>
        </draw:frame>
        <draw:line draw:style-name="gr4" draw:text-style-name="P1" draw:layer="layout" svg:x1="13.565cm" svg:y1="14.335cm" svg:x2="16.74cm" svg:y2="10.76cm">
          <text:p/>
        </draw:line>
        <draw:line draw:style-name="gr4" draw:text-style-name="P1" draw:layer="layout" svg:x1="10.39cm" svg:y1="14.335cm" svg:x2="10.39cm" svg:y2="10.725cm">
          <text:p/>
        </draw:line>
        <draw:line draw:style-name="gr4" draw:text-style-name="P1" draw:layer="layout" svg:x1="7.85cm" svg:y1="14.335cm" svg:x2="6.58cm" svg:y2="10.625cm">
          <text:p/>
        </draw:line>
        <draw:frame draw:style-name="gr2" draw:text-style-name="P2" draw:layer="layout" svg:width="4.088cm" svg:height="0.806cm" svg:x="8.485cm" svg:y="8.449cm">
          <draw:text-box>
            <text:p text:style-name="P2">add_association</text:p>
          </draw:text-box>
        </draw:frame>
        <draw:frame draw:style-name="gr2" draw:text-style-name="P2" draw:layer="layout" svg:width="4.088cm" svg:height="0.806cm" svg:x="3.585cm" svg:y="8.449cm">
          <draw:text-box>
            <text:p text:style-name="P2">add_association</text:p>
          </draw:text-box>
        </draw:frame>
        <draw:line draw:style-name="gr6" draw:text-style-name="P1" draw:layer="layout" svg:x1="9.63cm" svg:y1="21.755cm" svg:x2="9.63cm" svg:y2="19.215cm">
          <text:p/>
        </draw:line>
        <draw:line draw:style-name="gr4" draw:text-style-name="P1" draw:layer="layout" svg:x1="13.7cm" svg:y1="21.955cm" svg:x2="13.7cm" svg:y2="15.605cm">
          <text:p/>
        </draw:line>
        <draw:line draw:style-name="gr4" draw:text-style-name="P1" draw:layer="layout" svg:x1="8.04cm" svg:y1="15.485cm" svg:x2="7.985cm" svg:y2="21.8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aul Calabrese</meta:initial-creator>
    <meta:creation-date>2011-10-19T09:45:40.65</meta:creation-date>
    <dc:date>2011-10-19T12:49:17.04</dc:date>
    <dc:creator>Paul Calabrese</dc:creator>
    <meta:editing-duration>PT2H46M43S</meta:editing-duration>
    <meta:editing-cycles>4</meta:editing-cycles>
    <meta:generator>LibreOffice/3.3$Win32 LibreOffice_project/330m19$Build-401</meta:generator>
    <meta:document-statistic meta:object-count="38"/>
  </office:meta>
</office:document-meta>
</file>